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45.37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2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language="fr" fo:country="CH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 table:visibility="collapse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oject :</text:p>
          </table:table-cell>
          <table:table-cell table:style-name="ce7" office:value-type="string" calcext:value-type="string" table:number-columns-spanned="3" table:number-rows-spanned="1">
            <text:p>GCM_V4</text:p>
          </table:table-cell>
          <table:covered-table-cell table:number-columns-repeated="2" table:style-name="ce7"/>
          <table:table-cell table:style-name="ce7"/>
          <table:table-cell table:style-name="ce22"/>
          <table:table-cell table:number-columns-repeated="57"/>
        </table:table-row>
        <table:table-row table:style-name="ro1">
          <table:table-cell/>
          <table:table-cell table:style-name="ce8" table:number-columns-spanned="7" table:number-rows-spanned="1"/>
          <table:covered-table-cell table:number-columns-repeated="6" table:style-name="ce8"/>
          <table:table-cell table:number-columns-repeated="56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Author : Guillaume Guillet</text:p>
          </table:table-cell>
          <table:covered-table-cell table:number-columns-repeated="2" table:style-name="ce9"/>
          <table:table-cell table:style-name="ce35" office:value-type="string" calcext:value-type="string">
            <text:p>Revision 1</text:p>
          </table:table-cell>
          <table:table-cell table:style-name="ce18"/>
          <table:table-cell table:style-name="ce11"/>
          <table:table-cell table:style-name="Default"/>
          <table:table-cell table:number-columns-repeated="56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 table:style-name="ce11"/>
          <table:table-cell table:number-columns-repeated="56"/>
        </table:table-row>
        <table:table-row table:style-name="ro3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Package</text:p>
          </table:table-cell>
          <table:table-cell table:style-name="ce38" office:value-type="string" calcext:value-type="string">
            <text:p>Manufacturer</text:p>
          </table:table-cell>
          <table:table-cell table:style-name="ce5" office:value-type="string" calcext:value-type="string">
            <text:p>Store</text:p>
          </table:table-cell>
          <table:table-cell table:style-name="ce5" office:value-type="string" calcext:value-type="string">
            <text:p>Store ID</text:p>
          </table:table-cell>
          <table:table-cell table:style-name="ce5" office:value-type="string" calcext:value-type="string">
            <text:p>Unit price*</text:p>
          </table:table-cell>
          <table:table-cell table:style-name="ce5" office:value-type="string" calcext:value-type="string">
            <text:p>Price</text:p>
          </table:table-cell>
          <table:table-cell table:number-columns-repeated="54"/>
        </table:table-row>
        <table:table-row table:style-name="ro4">
          <table:table-cell table:style-name="ce6" office:value-type="string" calcext:value-type="string">
            <text:p>C</text:p>
          </table:table-cell>
          <table:table-cell table:style-name="ce28" office:value-type="string" calcext:value-type="string">
            <text:p>10nF</text:p>
          </table:table-cell>
          <table:table-cell table:style-name="ce6" office:value-type="float" office:value="38" calcext:value-type="float">
            <text:p>38</text:p>
          </table:table-cell>
          <table:table-cell table:style-name="ce32" office:value-type="string" calcext:value-type="string">
            <text:p>C1 to C3, C5 to C10, C12 to C23, C25 to C34, C42 to C48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3J5R</text:p>
          </table:table-cell>
          <table:table-cell table:style-name="ce39" office:value-type="float" office:value="0.034" calcext:value-type="float">
            <text:p>0.034</text:p>
          </table:table-cell>
          <table:table-cell table:style-name="ce43" table:formula="of:=[.I7]*[.C7]" office:value-type="float" office:value="1.292" calcext:value-type="float">
            <text:p>1.29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00nF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C4, C11</text:p>
          </table:table-cell>
          <table:table-cell table:style-name="ce28" office:value-type="string" calcext:value-type="string">
            <text:p>C_1206_3216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1206X104J3JAUTO</text:p>
          </table:table-cell>
          <table:table-cell table:style-name="ce39" office:value-type="float" office:value="0.989" calcext:value-type="float">
            <text:p>0.989</text:p>
          </table:table-cell>
          <table:table-cell table:style-name="ce43" table:formula="of:=[.I8]*[.C8]" office:value-type="float" office:value="1.978" calcext:value-type="float">
            <text:p>1.97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uF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C24</text:p>
          </table:table-cell>
          <table:table-cell table:style-name="ce28" office:value-type="string" calcext:value-type="string">
            <text:p>C_1206_3216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1206C105J5R</text:p>
          </table:table-cell>
          <table:table-cell table:style-name="ce39" office:value-type="float" office:value="1.35" calcext:value-type="float">
            <text:p>1.35</text:p>
          </table:table-cell>
          <table:table-cell table:style-name="ce43" table:formula="of:=[.I9]*[.C9]" office:value-type="float" office:value="1.35" calcext:value-type="float">
            <text:p>1.35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C</text:p>
          </table:table-cell>
          <table:table-cell table:style-name="ce28" office:value-type="string" calcext:value-type="string">
            <text:p>LTC690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IC1</text:p>
          </table:table-cell>
          <table:table-cell table:style-name="ce28" office:value-type="string" calcext:value-type="string">
            <text:p>SOP65P490x110-8N</text:p>
          </table:table-cell>
          <table:table-cell table:style-name="ce39" office:value-type="string" calcext:value-type="string">
            <text:p>Analog Device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84-LTC6903CMS8#PBF</text:p>
          </table:table-cell>
          <table:table-cell table:style-name="ce55" office:value-type="float" office:value="4.56" calcext:value-type="float">
            <text:p>4.56</text:p>
          </table:table-cell>
          <table:table-cell table:style-name="ce43" table:formula="of:=[.I10]*[.C10]" office:value-type="float" office:value="4.56" calcext:value-type="float">
            <text:p>4.56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U</text:p>
          </table:table-cell>
          <table:table-cell table:style-name="ce28" office:value-type="string" calcext:value-type="string">
            <text:p>74AHC27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4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273DWR </text:p>
          </table:table-cell>
          <table:table-cell table:style-name="ce39" office:value-type="float" office:value="0.533" calcext:value-type="float">
            <text:p>0.533</text:p>
          </table:table-cell>
          <table:table-cell table:style-name="ce43" table:formula="of:=[.I11]*[.C11]" office:value-type="float" office:value="0.533" calcext:value-type="float">
            <text:p>0.53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LM810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</text:p>
          </table:table-cell>
          <table:table-cell table:style-name="ce28" office:value-type="string" calcext:value-type="string">
            <text:p>SOT-23-3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926-LM810M3463NOPB</text:p>
          </table:table-cell>
          <table:table-cell table:style-name="ce55" office:value-type="float" office:value="0.727" calcext:value-type="float">
            <text:p>0.727</text:p>
          </table:table-cell>
          <table:table-cell table:style-name="ce43" table:formula="of:=[.I12]*[.C12]" office:value-type="float" office:value="0.727" calcext:value-type="float">
            <text:p>0.727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15" office:value-type="string" calcext:value-type="string">
            <text:p>LTC6994-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string" calcext:value-type="string">
            <text:p>U2</text:p>
          </table:table-cell>
          <table:table-cell table:style-name="ce42" office:value-type="string" calcext:value-type="string">
            <text:p>SOT-23-6</text:p>
          </table:table-cell>
          <table:table-cell table:style-name="ce47" office:value-type="string" calcext:value-type="string">
            <text:p>Analog Devices</text:p>
          </table:table-cell>
          <table:table-cell table:style-name="ce47" office:value-type="string" calcext:value-type="string">
            <text:p>Mouser</text:p>
          </table:table-cell>
          <table:table-cell table:style-name="ce53" office:value-type="string" calcext:value-type="string">
            <text:p>584-C6994IS6-1TRMPBF</text:p>
          </table:table-cell>
          <table:table-cell table:style-name="ce55" office:value-type="float" office:value="3.86" calcext:value-type="float">
            <text:p>3.86</text:p>
          </table:table-cell>
          <table:table-cell table:style-name="ce43" table:formula="of:=[.I13]*[.C13]" office:value-type="float" office:value="3.86" calcext:value-type="float">
            <text:p>3.86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SN74LV163</text:p>
          </table:table-cell>
          <table:table-cell table:style-name="ce6" office:value-type="float" office:value="6" calcext:value-type="float">
            <text:p>6</text:p>
          </table:table-cell>
          <table:table-cell table:style-name="ce32" office:value-type="string" calcext:value-type="string">
            <text:p>U13, U14, U16, U17, U19, U20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3D</text:p>
          </table:table-cell>
          <table:table-cell table:style-name="ce39" office:value-type="float" office:value="0.387" calcext:value-type="float">
            <text:p>0.387</text:p>
          </table:table-cell>
          <table:table-cell table:style-name="ce43" table:formula="of:=[.I14]*[.C14]" office:value-type="float" office:value="2.322" calcext:value-type="float">
            <text:p>2.32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D74AC238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6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CD74AC238M96</text:p>
          </table:table-cell>
          <table:table-cell table:style-name="ce39" office:value-type="float" office:value="0.582" calcext:value-type="float">
            <text:p>0.582</text:p>
          </table:table-cell>
          <table:table-cell table:style-name="ce43" table:formula="of:=[.I15]*[.C15]" office:value-type="float" office:value="0.582" calcext:value-type="float">
            <text:p>0.582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74AHC244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string" calcext:value-type="string">
            <text:p>U8, U9, U12, U21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244DWR </text:p>
          </table:table-cell>
          <table:table-cell table:style-name="ce39" office:value-type="float" office:value="0.504" calcext:value-type="float">
            <text:p>0.504</text:p>
          </table:table-cell>
          <table:table-cell table:style-name="ce43" table:formula="of:=[.I16]*[.C16]" office:value-type="float" office:value="2.016" calcext:value-type="float">
            <text:p>2.016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138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7</text:p>
          </table:table-cell>
          <table:table-cell table:style-name="ce28" office:value-type="string" calcext:value-type="string">
            <text:p>SOIC-16W_5.3x10.2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38NSR</text:p>
          </table:table-cell>
          <table:table-cell table:style-name="ce39" office:value-type="float" office:value="0.387" calcext:value-type="float">
            <text:p>0.387</text:p>
          </table:table-cell>
          <table:table-cell table:style-name="ce43" table:formula="of:=[.I17]*[.C17]" office:value-type="float" office:value="0.387" calcext:value-type="float">
            <text:p>0.387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9" office:value-type="string" calcext:value-type="string">
            <text:p>74AHC1G04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string" calcext:value-type="string">
            <text:p>U5, U11, U15, U18</text:p>
          </table:table-cell>
          <table:table-cell table:style-name="ce36" office:value-type="string" calcext:value-type="string">
            <text:p>SOT-23-5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G04DBVR</text:p>
          </table:table-cell>
          <table:table-cell table:style-name="ce39" office:value-type="float" office:value="0.417" calcext:value-type="float">
            <text:p>0.417</text:p>
          </table:table-cell>
          <table:table-cell table:style-name="ce43" table:formula="of:=[.I18]*[.C18]" office:value-type="float" office:value="1.668" calcext:value-type="float">
            <text:p>1.66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15" office:value-type="string" calcext:value-type="string">
            <text:p>74AHC1G3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string" calcext:value-type="string">
            <text:p>U3</text:p>
          </table:table-cell>
          <table:table-cell table:style-name="ce42" office:value-type="string" calcext:value-type="string">
            <text:p>SOT-23-5</text:p>
          </table:table-cell>
          <table:table-cell table:style-name="ce47" office:value-type="string" calcext:value-type="string">
            <text:p>Nexperia</text:p>
          </table:table-cell>
          <table:table-cell table:style-name="ce47" office:value-type="string" calcext:value-type="string">
            <text:p>Mouser</text:p>
          </table:table-cell>
          <table:table-cell table:style-name="ce53" office:value-type="string" calcext:value-type="string">
            <text:p>771-74AHC1G32GV</text:p>
          </table:table-cell>
          <table:table-cell table:style-name="ce55" office:value-type="float" office:value="0.301" calcext:value-type="float">
            <text:p>0.301</text:p>
          </table:table-cell>
          <table:table-cell table:style-name="ce43" table:formula="of:=[.I19]*[.C19]" office:value-type="float" office:value="0.301" calcext:value-type="float">
            <text:p>0.30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15" office:value-type="string" calcext:value-type="string">
            <text:p>74LVC1G74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string" calcext:value-type="string">
            <text:p>U10</text:p>
          </table:table-cell>
          <table:table-cell table:style-name="ce42" office:value-type="string" calcext:value-type="string">
            <text:p>VSSOP-8_2.4x2.1mm_P0.5mm</text:p>
          </table:table-cell>
          <table:table-cell table:style-name="ce47" office:value-type="string" calcext:value-type="string">
            <text:p>Nexperia</text:p>
          </table:table-cell>
          <table:table-cell table:style-name="ce47" office:value-type="string" calcext:value-type="string">
            <text:p>Mouser</text:p>
          </table:table-cell>
          <table:table-cell table:style-name="ce56" office:value-type="string" calcext:value-type="string">
            <text:p>771-74LVC1G74DC-G</text:p>
          </table:table-cell>
          <table:table-cell table:style-name="ce55" office:value-type="float" office:value="0.417" calcext:value-type="float">
            <text:p>0.417</text:p>
          </table:table-cell>
          <table:table-cell table:style-name="ce43" table:formula="of:=[.I20]*[.C20]" office:value-type="float" office:value="0.417" calcext:value-type="float">
            <text:p>0.417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15" office:value-type="string" calcext:value-type="string">
            <text:p>74CBTLV1621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string" calcext:value-type="string">
            <text:p>U22 to U24</text:p>
          </table:table-cell>
          <table:table-cell table:style-name="ce42" office:value-type="string" calcext:value-type="string">
            <text:p>TSSOP-56</text:p>
          </table:table-cell>
          <table:table-cell table:style-name="ce47" office:value-type="string" calcext:value-type="string">
            <text:p>Texas Instruments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595-SN74CBTLV16212GR</text:p>
          </table:table-cell>
          <table:table-cell table:style-name="ce55" office:value-type="float" office:value="2.66" calcext:value-type="float">
            <text:p>2.66</text:p>
          </table:table-cell>
          <table:table-cell table:style-name="ce43" table:formula="of:=[.I21]*[.C21]" office:value-type="float" office:value="7.98" calcext:value-type="float">
            <text:p>7.98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28" office:value-type="string" calcext:value-type="string">
            <text:p>523k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1</text:p>
          </table:table-cell>
          <table:table-cell table:style-name="ce28" office:value-type="string" calcext:value-type="string">
            <text:p>R_0805_2012Metric</text:p>
          </table:table-cell>
          <table:table-cell table:style-name="ce47" office:value-type="string" calcext:value-type="string">
            <text:p>Panasonic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667-ERJ-PB6D5233V</text:p>
          </table:table-cell>
          <table:table-cell table:style-name="ce55" office:value-type="float" office:value="0.242" calcext:value-type="float">
            <text:p>0.242</text:p>
          </table:table-cell>
          <table:table-cell table:style-name="ce43" table:formula="of:=[.I22]*[.C22]" office:value-type="float" office:value="0.242" calcext:value-type="float">
            <text:p>0.24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M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2</text:p>
          </table:table-cell>
          <table:table-cell table:style-name="ce28" office:value-type="string" calcext:value-type="string">
            <text:p>R_0805_2012Metric</text:p>
          </table:table-cell>
          <table:table-cell table:style-name="ce47" office:value-type="string" calcext:value-type="string">
            <text:p>Panasonic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667-ERJ-6RED1004V</text:p>
          </table:table-cell>
          <table:table-cell table:style-name="ce55" office:value-type="float" office:value="0.203" calcext:value-type="float">
            <text:p>0.203</text:p>
          </table:table-cell>
          <table:table-cell table:style-name="ce43" table:formula="of:=[.I23]*[.C23]" office:value-type="float" office:value="0.203" calcext:value-type="float">
            <text:p>0.20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305k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R3</text:p>
          </table:table-cell>
          <table:table-cell table:style-name="ce28" office:value-type="string" calcext:value-type="string">
            <text:p>R_0805_2012Metric</text:p>
          </table:table-cell>
          <table:table-cell table:style-name="ce47" office:value-type="string" calcext:value-type="string">
            <text:p>Panasonic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667-ERA-6AED3093V</text:p>
          </table:table-cell>
          <table:table-cell table:style-name="ce55" office:value-type="float" office:value="0.242" calcext:value-type="float">
            <text:p>0.242</text:p>
          </table:table-cell>
          <table:table-cell table:style-name="ce43" table:formula="of:=[.I24]*[.C24]" office:value-type="float" office:value="0.242" calcext:value-type="float">
            <text:p>0.24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0k</text:p>
          </table:table-cell>
          <table:table-cell table:style-name="ce6" office:value-type="float" office:value="2" calcext:value-type="float">
            <text:p>2</text:p>
          </table:table-cell>
          <table:table-cell table:style-name="ce33" office:value-type="string" calcext:value-type="string">
            <text:p>R4, R5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Yage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3-RT0805FRE0710KL</text:p>
          </table:table-cell>
          <table:table-cell table:style-name="ce39" office:value-type="float" office:value="0.117" calcext:value-type="float">
            <text:p>0.117</text:p>
          </table:table-cell>
          <table:table-cell table:style-name="ce43" table:formula="of:=[.I25]*[.C25]" office:value-type="float" office:value="0.234" calcext:value-type="float">
            <text:p>0.234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RN</text:p>
          </table:table-cell>
          <table:table-cell table:style-name="ce28" office:value-type="string" calcext:value-type="string">
            <text:p>8x10k</text:p>
          </table:table-cell>
          <table:table-cell table:style-name="ce6" office:value-type="float" office:value="3" calcext:value-type="float">
            <text:p>3</text:p>
          </table:table-cell>
          <table:table-cell table:style-name="ce32" office:value-type="string" calcext:value-type="string">
            <text:p>RN1 to RN3</text:p>
          </table:table-cell>
          <table:table-cell table:style-name="ce28" office:value-type="string" calcext:value-type="string">
            <text:p>R_Array_SIP9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4609X-1LF-10K</text:p>
          </table:table-cell>
          <table:table-cell table:style-name="ce39" office:value-type="float" office:value="0.301" calcext:value-type="float">
            <text:p>0.301</text:p>
          </table:table-cell>
          <table:table-cell table:style-name="ce43" table:formula="of:=[.I26]*[.C26]" office:value-type="float" office:value="0.903" calcext:value-type="float">
            <text:p>0.903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28" office:value-type="string" calcext:value-type="string">
            <text:p>TE_Eurocard_96po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6</text:p>
          </table:table-cell>
          <table:table-cell table:style-name="ce28" office:value-type="string" calcext:value-type="string">
            <text:p>Eurocard_5650473-5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58" office:value-type="string" calcext:value-type="string">
            <text:p>571-5650461-5</text:p>
          </table:table-cell>
          <table:table-cell table:style-name="ce39" office:value-type="float" office:value="4.61" calcext:value-type="float">
            <text:p>4.61</text:p>
          </table:table-cell>
          <table:table-cell table:style-name="ce43" table:formula="of:=[.I27]*[.C27]" office:value-type="float" office:value="4.61" calcext:value-type="float">
            <text:p>4.61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19" office:value-type="string" calcext:value-type="string">
            <text:p>Nano-Fit power connectors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string" calcext:value-type="string">
            <text:p>J1</text:p>
          </table:table-cell>
          <table:table-cell table:style-name="ce50" office:value-type="string" calcext:value-type="string">
            <text:p>Molex_1053102116</text:p>
          </table:table-cell>
          <table:table-cell table:style-name="ce47" office:value-type="string" calcext:value-type="string">
            <text:p>Molex</text:p>
          </table:table-cell>
          <table:table-cell table:style-name="ce47" office:value-type="string" calcext:value-type="string">
            <text:p>Mouser</text:p>
          </table:table-cell>
          <table:table-cell table:style-name="ce64" office:value-type="string" calcext:value-type="string">
            <text:p>538-105310-1108</text:p>
          </table:table-cell>
          <table:table-cell table:style-name="ce47" office:value-type="float" office:value="1.72" calcext:value-type="float">
            <text:p>1.72</text:p>
          </table:table-cell>
          <table:table-cell table:style-name="ce43" table:formula="of:=[.I28]*[.C28]" office:value-type="float" office:value="1.72" calcext:value-type="float">
            <text:p>1.7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5530843-2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J8, J11</text:p>
          </table:table-cell>
          <table:table-cell table:style-name="ce28" office:value-type="string" calcext:value-type="string">
            <text:p>TE_5530843-2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530843-2</text:p>
          </table:table-cell>
          <table:table-cell table:style-name="ce39" office:value-type="float" office:value="2.44" calcext:value-type="float">
            <text:p>2.44</text:p>
          </table:table-cell>
          <table:table-cell table:style-name="ce43" table:formula="of:=[.I29]*[.C29]" office:value-type="float" office:value="4.88" calcext:value-type="float">
            <text:p>4.8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5-5530843-4</text:p>
          </table:table-cell>
          <table:table-cell table:style-name="ce6" office:value-type="float" office:value="4" calcext:value-type="float">
            <text:p>4</text:p>
          </table:table-cell>
          <table:table-cell table:style-name="ce32" office:value-type="string" calcext:value-type="string">
            <text:p>J2 to J5</text:p>
          </table:table-cell>
          <table:table-cell table:style-name="ce28" office:value-type="string" calcext:value-type="string">
            <text:p>5-5530843-4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-5530843-4</text:p>
          </table:table-cell>
          <table:table-cell table:style-name="ce39" office:value-type="float" office:value="3.09" calcext:value-type="float">
            <text:p>3.09</text:p>
          </table:table-cell>
          <table:table-cell table:style-name="ce43" table:formula="of:=[.I30]*[.C30]" office:value-type="float" office:value="12.36" calcext:value-type="float">
            <text:p>12.36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3-641124-6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7</text:p>
          </table:table-cell>
          <table:table-cell table:style-name="ce28" office:value-type="string" calcext:value-type="string">
            <text:p>3-641124-6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3-641124-6</text:p>
          </table:table-cell>
          <table:table-cell table:style-name="ce39" office:value-type="float" office:value="1.04" calcext:value-type="float">
            <text:p>1.04</text:p>
          </table:table-cell>
          <table:table-cell table:style-name="ce43" table:formula="of:=[.I31]*[.C31]" office:value-type="float" office:value="1.04" calcext:value-type="float">
            <text:p>1.0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Header10p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J10, J13</text:p>
          </table:table-cell>
          <table:table-cell table:style-name="ce28" office:value-type="string" calcext:value-type="string">
            <text:p>Header_10p_2.54</text:p>
          </table:table-cell>
          <table:table-cell table:style-name="ce39" office:value-type="string" calcext:value-type="string">
            <text:p>Wurth Electronic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710-61201021621</text:p>
          </table:table-cell>
          <table:table-cell table:style-name="ce39" office:value-type="float" office:value="0.533" calcext:value-type="float">
            <text:p>0.533</text:p>
          </table:table-cell>
          <table:table-cell table:style-name="ce43" table:formula="of:=[.I32]*[.C32]" office:value-type="float" office:value="1.066" calcext:value-type="float">
            <text:p>1.066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1x02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9</text:p>
          </table:table-cell>
          <table:table-cell table:style-name="ce28" office:value-type="string" calcext:value-type="string">
            <text:p>PinHeader_1x02_P2.54mm_Vertical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6404524</text:p>
          </table:table-cell>
          <table:table-cell table:style-name="ce39" office:value-type="float" office:value="0.426" calcext:value-type="float">
            <text:p>0.426</text:p>
          </table:table-cell>
          <table:table-cell table:style-name="ce43" table:formula="of:=[.I33]*[.C33]" office:value-type="float" office:value="0.426" calcext:value-type="float">
            <text:p>0.426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2x21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12</text:p>
          </table:table-cell>
          <table:table-cell table:style-name="ce28" office:value-type="string" calcext:value-type="string">
            <text:p>PinHeader_2x21_P2.54mm_Vertical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9-146258-0</text:p>
          </table:table-cell>
          <table:table-cell table:style-name="ce39" office:value-type="float" office:value="3.35" calcext:value-type="float">
            <text:p>3.35</text:p>
          </table:table-cell>
          <table:table-cell table:style-name="ce43" table:formula="of:=[.I34]*[.C34]" office:value-type="float" office:value="3.35" calcext:value-type="float">
            <text:p>3.35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30" office:value-type="string" calcext:value-type="string">
            <text:p>PCB_GCMV4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0" office:value-type="string" calcext:value-type="string">
            <text:p>G.Guillet</text:p>
          </table:table-cell>
          <table:table-cell table:style-name="ce39" office:value-type="string" calcext:value-type="string">
            <text:p>JLCPCB</text:p>
          </table:table-cell>
          <table:table-cell table:style-name="ce39" table:number-columns-repeated="2"/>
          <table:table-cell table:style-name="ce43" table:formula="of:=[.I35]*[.C35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0" office:value-type="string" calcext:value-type="string" table:number-columns-spanned="2" table:number-rows-spanned="1">
            <text:p>Total price :</text:p>
          </table:table-cell>
          <table:covered-table-cell table:style-name="ce60"/>
          <table:table-cell table:style-name="ce24" table:formula="of:=SUM([.J7:.J35])" office:value-type="float" office:value="61.249" calcext:value-type="float">
            <text:p>61.249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*Depend of the quantity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0"/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.54mm" fo:margin-bottom="2.54mm" fo:margin-left="7.62mm" fo:margin-right="7.62mm" style:print-page-order="ltr" style:first-page-number="1" style:scale-to="100%" style:table-centering="horizontal" style:writing-mode="lr-tb" style:print="charts drawings objects zero-values"/>
      <style:header-style>
        <style:header-footer-properties fo:min-height="12.95mm" fo:margin-left="0mm" fo:margin-right="0mm" fo:margin-bottom="9.42mm"/>
      </style:header-style>
      <style:footer-style>
        <style:header-footer-properties fo:min-height="6.86mm" fo:margin-left="0mm" fo:margin-right="0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17:21:01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page-number>1</text:page-number>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30T18:49:02</meta:creation-date>
    <dc:date>2019-10-29T17:23:38.121000000</dc:date>
    <meta:generator>LibreOffice/6.3.2.2$Windows_X86_64 LibreOffice_project/98b30e735bda24bc04ab42594c85f7fd8be07b9c</meta:generator>
    <meta:editing-duration>PT2H21M7S</meta:editing-duration>
    <meta:editing-cycles>32</meta:editing-cycles>
    <meta:document-statistic meta:table-count="1" meta:cell-count="2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